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Arial1" svg:font-family="Arial" style:font-family-generic="roman"/>
    <style:font-face style:name="Lohit Hindi" svg:font-family="'Lohit Hindi'" style:font-family-generic="roman"/>
    <style:font-face style:name="Lohit Hindi1" svg:font-family="'Lohit Hindi'" style:font-family-generic="swiss"/>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2" svg:font-family="'Lohit Hindi'"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Predefinito">
      <style:text-properties officeooo:paragraph-rsid="00182439"/>
    </style:style>
    <style:style style:name="P3" style:family="paragraph" style:parent-style-name="Predefinito">
      <style:text-properties fo:font-style="italic" style:font-style-asian="italic" style:font-style-complex="italic"/>
    </style:style>
    <style:style style:name="P4" style:family="paragraph" style:parent-style-name="Predefinito">
      <style:text-properties style:font-name="Arial2" fo:font-size="12pt" officeooo:paragraph-rsid="00182439" style:font-size-asian="12pt" style:font-size-complex="12pt"/>
    </style:style>
    <style:style style:name="P5" style:family="paragraph" style:parent-style-name="Predefinito">
      <style:text-properties officeooo:paragraph-rsid="0018ba61"/>
    </style:style>
    <style:style style:name="P6" style:family="paragraph" style:parent-style-name="Predefinito">
      <style:text-properties fo:font-weight="bold" officeooo:paragraph-rsid="0018ba61" style:font-weight-asian="bold" style:font-weight-complex="bold"/>
    </style:style>
    <style:style style:name="P7" style:family="paragraph" style:parent-style-name="Predefinito">
      <style:text-properties officeooo:paragraph-rsid="00193dc3"/>
    </style:style>
    <style:style style:name="P8" style:family="paragraph" style:parent-style-name="Predefinito">
      <style:text-properties fo:color="#ff0000" fo:font-size="15pt" officeooo:paragraph-rsid="0019d6c9" style:font-size-asian="15pt" style:font-size-complex="15pt"/>
    </style:style>
    <style:style style:name="P9" style:family="paragraph" style:parent-style-name="Predefinito">
      <style:text-properties fo:color="#000000" fo:font-size="15pt" style:font-size-asian="15pt" style:font-size-complex="15pt"/>
    </style:style>
    <style:style style:name="P10" style:family="paragraph" style:parent-style-name="Predefinito">
      <style:text-properties fo:font-size="15pt" style:font-size-asian="15pt" style:font-size-complex="15pt"/>
    </style:style>
    <style:style style:name="P11" style:family="paragraph" style:parent-style-name="Predefinito">
      <style:text-properties fo:font-size="15pt" officeooo:paragraph-rsid="001b94f5" style:font-size-asian="15pt" style:font-size-complex="15pt"/>
    </style:style>
    <style:style style:name="P12" style:family="paragraph">
      <style:paragraph-properties fo:margin-left="0cm" fo:margin-right="0cm" fo:margin-top="0cm" fo:margin-bottom="0cm" fo:line-height="100%" fo:text-align="center" fo:text-indent="0cm"/>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center" fo:text-indent="0cm"/>
      <style:text-properties fo:color="#ff0000"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indent="0cm"/>
    </style:style>
    <style:style style:name="P16" style:family="paragraph">
      <style:paragraph-properties fo:margin-left="0cm" fo:margin-right="0cm" fo:margin-top="0cm" fo:margin-bottom="0cm" fo:line-height="100%" fo:text-indent="0cm"/>
      <style:text-properties fo:color="#000000"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indent="0cm"/>
      <style:text-properties style:use-window-font-color="true" style:text-outline="false" style:text-line-through-style="none" style:font-name="Arial" fo:font-size="11pt" fo:font-style="normal" fo:text-shadow="none" style:text-underline-style="none" fo:font-weight="normal" style:letter-kerning="true" style:font-name-asian="DejaVu Sans" style:font-size-asian="11pt" style:font-style-asian="normal" style:font-weight-asian="normal" style:font-name-complex="Lohit Hindi2" style:font-size-complex="11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indent="0cm"/>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Lohit Hindi2" style:font-size-complex="14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indent="0cm"/>
      <style:text-properties fo:color="#ff0000"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Lohit Hindi2" style:font-size-complex="14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indent="0cm"/>
      <style:text-properties fo:color="#ff0000"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2" style:font-size-complex="12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text-properties fo:color="#000000"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T1" style:family="text">
      <style:text-properties style:font-name="Arial1"/>
    </style:style>
    <style:style style:name="T2" style:family="text">
      <style:text-properties style:font-name="Arial1" fo:font-size="12pt" style:font-size-asian="12pt"/>
    </style:style>
    <style:style style:name="T3" style:family="text">
      <style:text-properties style:font-name="Arial1" fo:font-size="12pt" officeooo:rsid="0018ba61" style:font-size-asian="12pt"/>
    </style:style>
    <style:style style:name="T4" style:family="text">
      <style:text-properties style:font-name="Arial1" fo:font-size="12pt" officeooo:rsid="00193dc3" style:font-size-asian="12pt"/>
    </style:style>
    <style:style style:name="T5" style:family="text">
      <style:text-properties style:font-name="Arial1" fo:font-size="12pt" fo:font-weight="bold" style:font-size-asian="12pt" style:font-weight-asian="bold"/>
    </style:style>
    <style:style style:name="T6" style:family="text">
      <style:text-properties style:font-name="Arial1" fo:font-size="12pt" fo:font-style="italic" style:font-size-asian="12pt" style:font-style-asian="italic" style:font-style-complex="italic"/>
    </style:style>
    <style:style style:name="T7" style:family="text">
      <style:text-properties style:font-name="Arial1" fo:font-size="12pt" fo:font-style="italic" officeooo:rsid="00182439" style:font-size-asian="12pt" style:font-style-asian="italic" style:font-style-complex="italic"/>
    </style:style>
    <style:style style:name="T8" style:family="text">
      <style:text-properties style:font-name="Arial1" fo:font-weight="bold" style:font-weight-asian="bold"/>
    </style:style>
    <style:style style:name="T9" style:family="text">
      <style:text-properties style:font-name="Arial1" fo:font-weight="bold" officeooo:rsid="0019d6c9" style:font-weight-asian="bold" style:font-weight-complex="bold"/>
    </style:style>
    <style:style style:name="T10" style:family="text">
      <style:text-properties style:font-name="Arial1" fo:font-weight="bold" officeooo:rsid="001b94f5" style:font-weight-asian="bold"/>
    </style:style>
    <style:style style:name="T11" style:family="text">
      <style:text-properties style:font-name="Arial1" fo:font-weight="bold" officeooo:rsid="001d328e" style:font-weight-asian="bold"/>
    </style:style>
    <style:style style:name="T12" style:family="text">
      <style:text-properties style:font-name="Arial1" fo:font-weight="bold" officeooo:rsid="001d8f76" style:font-weight-asian="bold"/>
    </style:style>
    <style:style style:name="T13" style:family="text">
      <style:text-properties fo:font-size="12pt" fo:font-style="italic" style:font-size-asian="12pt" style:font-style-asian="italic" style:font-style-complex="italic"/>
    </style:style>
    <style:style style:name="T14" style:family="text">
      <style:text-properties officeooo:rsid="00182439"/>
    </style:style>
    <style:style style:name="T15" style:family="text">
      <style:text-properties fo:color="#ff0000" style:font-name="Arial1" fo:font-size="12pt" officeooo:rsid="0018ba61" style:font-size-asian="12pt"/>
    </style:style>
    <style:style style:name="T16" style:family="text">
      <style:text-properties fo:color="#0000ff" style:font-name="Arial1" fo:font-size="12pt" officeooo:rsid="00193dc3" style:font-size-asian="12pt"/>
    </style:style>
    <style:style style:name="T17" style:family="text">
      <style:text-properties fo:color="#0000ff" style:font-name="Arial1" fo:font-size="12pt" fo:font-weight="bold" officeooo:rsid="00193dc3" style:font-size-asian="12pt" style:font-weight-asian="bold" style:font-weight-complex="bold"/>
    </style:style>
    <style:style style:name="T18" style:family="text">
      <style:text-properties fo:color="#0000ff" style:font-name="Arial1" fo:font-size="12pt" fo:font-weight="bold" officeooo:rsid="0019d6c9" style:font-size-asian="12pt" style:font-weight-asian="bold" style:font-weight-complex="bold"/>
    </style:style>
    <style:style style:name="T19" style:family="text">
      <style:text-properties fo:color="#0000ff" style:font-name="Arial1" fo:font-size="12pt" fo:font-weight="normal" officeooo:rsid="0019d6c9" style:font-size-asian="12pt" style:font-weight-asian="normal" style:font-weight-complex="normal"/>
    </style:style>
    <style:style style:name="T20" style:family="text">
      <style:text-properties fo:color="#00ae00" style:font-name="Arial1" fo:font-size="12pt" fo:font-weight="bold" officeooo:rsid="0019d6c9" style:font-size-asian="12pt" style:font-weight-asian="bold" style:font-weight-complex="bold"/>
    </style:style>
    <style:style style:name="T21"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T22" style:family="text">
      <style:text-properties fo:color="#ff0000"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Arial" fo:font-size="11pt" fo:font-style="normal" fo:text-shadow="none" style:text-underline-style="none" fo:font-weight="normal" style:letter-kerning="true" style:font-name-asian="DejaVu Sans" style:font-size-asian="11pt" style:font-style-asian="normal" style:font-weight-asian="normal" style:font-name-complex="Lohit Hindi2" style:font-size-complex="11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Lohit Hindi2" style:font-size-complex="14pt" style:font-style-complex="normal" style:font-weight-complex="normal" style:text-emphasize="none" style:font-relief="none" style:text-overline-style="none" style:text-overline-color="font-color"/>
    </style:style>
    <style:style style:name="T26" style:family="text">
      <style:text-properties fo:color="#ff0000"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Lohit Hindi2" style:font-size-complex="14pt" style:font-style-complex="normal" style:font-weight-complex="normal" style:text-emphasize="none" style:font-relief="none" style:text-overline-style="none" style:text-overline-color="font-color"/>
    </style:style>
    <style:style style:name="T27" style:family="text">
      <style:text-properties fo:color="#000000"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Lohit Hindi2" style:font-size-complex="14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2" style:font-size-complex="12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4"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7"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3.70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7"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21"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2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25"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2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29"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30"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3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3.70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3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37"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3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41"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4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45"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4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4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50"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51"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style>
    <style:style style:name="gr6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69"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70"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71"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7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7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style>
    <style:style style:name="gr7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77"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7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81"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8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85"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8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89"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90"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9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9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97"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98"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9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0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0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0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07"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0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11"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1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3.701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17"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3.701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3.701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24"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25"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2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27"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2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style>
    <style:style style:name="gr131"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3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3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3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3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40"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41"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44"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4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48"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4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5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5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5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57"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5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61"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6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6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6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6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3.701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svg:stroke-width="0cm" svg:stroke-color="#3465af" draw:marker-start="" draw:marker-start-width="0.199cm" draw:marker-start-center="false" draw:marker-end="" draw:marker-end-width="0.199cm" draw:marker-end-center="false" draw:fill="solid" draw:fill-color="#e6e6e6"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7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7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3.701cm"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3.701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3.701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style-name="gr1"><draw:custom-shape draw:style-name="gr2" draw:text-style-name="P13" svg:width="2.202cm" svg:height="2.001cm" svg:x="0.87cm" svg:y="4.2cm"><text:p text:style-name="P12"><text:span text:style-name="T2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 svg:width="2.301cm" svg:height="2.2cm" svg:x="7.669cm" svg:y="4.401cm"><text:p text:style-name="P12"><text:span text:style-name="T21">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3" svg:width="2.2cm" svg:height="2.2cm" svg:x="14.57cm" svg:y="4.6cm"><text:p text:style-name="P12"><text:span text:style-name="T21">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3" svg:width="4.901cm" svg:height="2.301cm" svg:x="-0.229cm" svg:y="9.601cm"><text:p text:style-name="P12"><text:span text:style-name="T22">11 <text:s/>12 <text:s/>22 </text:span><text:span text:style-name="T21">21</text:span></text:p><draw:enhanced-geometry svg:viewBox="0 0 21600 21600" draw:text-areas="4230 4230 21600 21600" draw:type="flowchart-internal-storage" draw:enhanced-path="M 0 0 L 21600 0 21600 21600 0 21600 Z N M 4230 0 L 4230 21600 N M 0 4230 L 21600 4230 N"/></draw:custom-shape><draw:custom-shape draw:style-name="gr6" draw:text-style-name="P14" svg:width="0.999cm" svg:height="1.001cm" svg:x="-0.529cm" svg:y="7.1cm"><text:p text:style-name="P12"><text:span text:style-name="T2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 svg:width="1.001cm" svg:height="1.001cm" svg:x="0.87cm" svg:y="7.2cm"><text:p text:style-name="P12"><text:span text:style-name="T22">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8" draw:text-style-name="P13" svg:x1="1.171cm" svg:y1="6cm" svg:x2="0.171cm" svg:y2="7.2cm"><text:p/></draw:line><draw:line draw:style-name="gr9" draw:text-style-name="P13" svg:x1="1.57cm" svg:y1="6cm" svg:x2="1.37cm" svg:y2="7.3cm"><text:p/></draw:line><draw:frame draw:style-name="gr10" draw:text-style-name="P16" svg:width="2.728cm" svg:height="0.983cm" svg:x="-0.349cm" svg:y="0.9cm"><draw:text-box><text:p text:style-name="P15"><text:span text:style-name="T23">Demo1 </text:span></text:p></draw:text-box></draw:frame><draw:custom-shape draw:style-name="gr11" draw:text-style-name="P14" svg:width="1.001cm" svg:height="1.001cm" svg:x="2.371cm" svg:y="7.2cm"><text:p text:style-name="P12"><text:span text:style-name="T2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3" svg:width="1.001cm" svg:height="1.001cm" svg:x="3.87cm" svg:y="7.1cm"><text:p text:style-name="P12"><text:span text:style-name="T2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 draw:text-style-name="P13" svg:x1="2.471cm" svg:y1="6.099cm" svg:x2="2.871cm" svg:y2="7.299cm"><text:p/></draw:line><draw:line draw:style-name="gr14" draw:text-style-name="P13" svg:x1="2.87cm" svg:y1="5.9cm" svg:x2="4.17cm" svg:y2="7.2cm"><text:p/></draw:line><draw:frame draw:style-name="gr15" draw:text-style-name="P17" svg:width="4.7cm" svg:height="0.699cm" svg:x="0.67cm" svg:y="9.518cm"><draw:text-box><text:p text:style-name="P15"><text:span text:style-name="T24">User: Gregory</text:span></text:p></draw:text-box></draw:frame><draw:custom-shape draw:style-name="gr16" draw:text-style-name="P14" svg:width="1.001cm" svg:height="1.001cm" svg:x="6.271cm" svg:y="7.5cm"><text:p text:style-name="P12"><text:span text:style-name="T2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3" svg:width="1.001cm" svg:height="1.001cm" svg:x="7.669cm" svg:y="7.601cm"><text:p text:style-name="P12"><text:span text:style-name="T21">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13" svg:x1="7.97cm" svg:y1="6.3cm" svg:x2="6.97cm" svg:y2="7.6cm"><text:p/></draw:line><draw:line draw:style-name="gr19" draw:text-style-name="P13" svg:x1="8.371cm" svg:y1="6.5cm" svg:x2="8.171cm" svg:y2="7.7cm"><text:p/></draw:line><draw:custom-shape draw:style-name="gr20" draw:text-style-name="P13" svg:width="1.001cm" svg:height="1.001cm" svg:x="9.17cm" svg:y="7.601cm"><text:p text:style-name="P12"><text:span text:style-name="T2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 svg:width="1.001cm" svg:height="1.001cm" svg:x="10.67cm" svg:y="7.5cm"><text:p text:style-name="P12"><text:span text:style-name="T2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13" svg:x1="9.27cm" svg:y1="6.5cm" svg:x2="9.67cm" svg:y2="7.7cm"><text:p/></draw:line><draw:line draw:style-name="gr23" draw:text-style-name="P13" svg:x1="9.67cm" svg:y1="6.3cm" svg:x2="10.97cm" svg:y2="7.6cm"><text:p/></draw:line><draw:custom-shape draw:style-name="gr24" draw:text-style-name="P13" svg:width="1.001cm" svg:height="0.999cm" svg:x="13.169cm" svg:y="7.701cm"><text:p text:style-name="P12"><text:span text:style-name="T2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3" svg:width="1.001cm" svg:height="1.001cm" svg:x="14.57cm" svg:y="7.8cm"><text:p text:style-name="P12"><text:span text:style-name="T21">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 draw:text-style-name="P13" svg:x1="14.771cm" svg:y1="6.4cm" svg:x2="13.871cm" svg:y2="7.8cm"><text:p/></draw:line><draw:line draw:style-name="gr27" draw:text-style-name="P13" svg:x1="15.37cm" svg:y1="6.7cm" svg:x2="15.07cm" svg:y2="7.9cm"><text:p/></draw:line><draw:custom-shape draw:style-name="gr28" draw:text-style-name="P14" svg:width="1.001cm" svg:height="1.001cm" svg:x="16.071cm" svg:y="7.8cm"><text:p text:style-name="P12"><text:span text:style-name="T22">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3" svg:width="1.001cm" svg:height="0.999cm" svg:x="17.57cm" svg:y="7.701cm"><text:p text:style-name="P12"><text:span text:style-name="T2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13" svg:x1="16.17cm" svg:y1="6.7cm" svg:x2="16.57cm" svg:y2="7.9cm"><text:p/></draw:line><draw:line draw:style-name="gr31" draw:text-style-name="P13" svg:x1="16.57cm" svg:y1="6.3cm" svg:x2="17.87cm" svg:y2="7.8cm"><text:p/></draw:line><draw:custom-shape draw:style-name="gr32" draw:text-style-name="P13" svg:width="4.901cm" svg:height="2.301cm" svg:x="6.669cm" svg:y="9.601cm"><text:p text:style-name="P12"><text:span text:style-name="T22">21 51 52</text:span><text:span text:style-name="T21"> 33</text:span></text:p><draw:enhanced-geometry svg:viewBox="0 0 21600 21600" draw:text-areas="4230 4230 21600 21600" draw:type="flowchart-internal-storage" draw:enhanced-path="M 0 0 L 21600 0 21600 21600 0 21600 Z N M 4230 0 L 4230 21600 N M 0 4230 L 21600 4230 N"/></draw:custom-shape><draw:custom-shape draw:style-name="gr33" draw:text-style-name="P13" svg:width="4.901cm" svg:height="2.301cm" svg:x="13.37cm" svg:y="9.601cm"><text:p text:style-name="P12"><text:span text:style-name="T22">33 41 43</text:span><text:span text:style-name="T21"> 11</text:span></text:p><draw:enhanced-geometry svg:viewBox="0 0 21600 21600" draw:text-areas="4230 4230 21600 21600" draw:type="flowchart-internal-storage" draw:enhanced-path="M 0 0 L 21600 0 21600 21600 0 21600 Z N M 4230 0 L 4230 21600 N M 0 4230 L 21600 4230 N"/></draw:custom-shape><draw:frame draw:style-name="gr34" draw:text-style-name="P17" svg:width="4.702cm" svg:height="0.699cm" svg:x="7.67cm" svg:y="9.518cm"><draw:text-box><text:p text:style-name="P15"><text:span text:style-name="T24">User: Alessio</text:span></text:p></draw:text-box></draw:frame><draw:custom-shape draw:style-name="gr35" draw:text-style-name="P13" svg:width="2.202cm" svg:height="1.999cm" svg:x="5.069cm" svg:y="0.201cm"><text:p text:style-name="P12"><text:span text:style-name="T21">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14" svg:width="1.001cm" svg:height="1.001cm" svg:x="3.671cm" svg:y="3.101cm"><text:p text:style-name="P12"><text:span text:style-name="T2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3" svg:width="1.001cm" svg:height="1.001cm" svg:x="5.069cm" svg:y="3.2cm"><text:p text:style-name="P12"><text:span text:style-name="T21">4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8" draw:text-style-name="P13" svg:x1="5.37cm" svg:y1="2cm" svg:x2="4.37cm" svg:y2="3.2cm"><text:p/></draw:line><draw:line draw:style-name="gr39" draw:text-style-name="P13" svg:x1="5.771cm" svg:y1="2cm" svg:x2="5.571cm" svg:y2="3.3cm"><text:p/></draw:line><draw:custom-shape draw:style-name="gr40" draw:text-style-name="P14" svg:width="1.001cm" svg:height="1.001cm" svg:x="6.57cm" svg:y="3.2cm"><text:p text:style-name="P12"><text:span text:style-name="T22">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13" svg:width="1.001cm" svg:height="1.001cm" svg:x="8.07cm" svg:y="3.101cm"><text:p text:style-name="P12"><text:span text:style-name="T2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2" draw:text-style-name="P13" svg:x1="6.67cm" svg:y1="2.1cm" svg:x2="7.07cm" svg:y2="3.3cm"><text:p/></draw:line><draw:line draw:style-name="gr43" draw:text-style-name="P13" svg:x1="7.07cm" svg:y1="1.9cm" svg:x2="8.37cm" svg:y2="3.2cm"><text:p/></draw:line><draw:custom-shape draw:style-name="gr44" draw:text-style-name="P13" svg:width="2.2cm" svg:height="1.999cm" svg:x="12.771cm" svg:y="0.201cm"><text:p text:style-name="P12"><text:span text:style-name="T21">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 draw:text-style-name="P14" svg:width="1.001cm" svg:height="1.001cm" svg:x="11.37cm" svg:y="3.101cm"><text:p text:style-name="P12"><text:span text:style-name="T2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 draw:text-style-name="P14" svg:width="1.001cm" svg:height="1.001cm" svg:x="12.771cm" svg:y="3.2cm"><text:p text:style-name="P12"><text:span text:style-name="T22">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13" svg:x1="13.07cm" svg:y1="2cm" svg:x2="12.07cm" svg:y2="3.2cm"><text:p/></draw:line><draw:line draw:style-name="gr48" draw:text-style-name="P13" svg:x1="13.47cm" svg:y1="2cm" svg:x2="13.27cm" svg:y2="3.3cm"><text:p/></draw:line><draw:custom-shape draw:style-name="gr49" draw:text-style-name="P13" svg:width="1.001cm" svg:height="1.001cm" svg:x="14.27cm" svg:y="3.2cm"><text:p text:style-name="P12"><text:span text:style-name="T21">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 draw:text-style-name="P13" svg:width="0.999cm" svg:height="1.001cm" svg:x="15.771cm" svg:y="3.101cm"><text:p text:style-name="P12"><text:span text:style-name="T21">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1" draw:text-style-name="P13" svg:x1="14.371cm" svg:y1="2.1cm" svg:x2="14.771cm" svg:y2="3.3cm"><text:p/></draw:line><draw:line draw:style-name="gr52" draw:text-style-name="P13" svg:x1="14.77cm" svg:y1="1.9cm" svg:x2="16.07cm" svg:y2="3.2cm"><text:p/></draw:line><draw:frame draw:style-name="gr53" draw:text-style-name="P18" svg:width="17.606cm" svg:height="8.773cm" svg:x="-0.03cm" svg:y="12.989cm"><draw:text-box><text:p text:style-name="P15"><text:span text:style-name="T25">Situazione di Deadlock:</text:span><text:span text:style-name="T25"><text:line-break/></text:span><text:span text:style-name="T25">- Gregory non può iniziare la sua segnalazione con ID 0 perché 10 non riesce</text:span><text:span text:style-name="T25"><text:line-break/></text:span><text:span text:style-name="T25"> <text:s/>ad ottenere il token dell'ufficio 21 da parte del CallCenter 20 che lo ha già</text:span></text:p><text:p text:style-name="P15"><text:span text:style-name="T25"><text:s text:c="2"/></text:span><text:span text:style-name="T25">impegnato per la segnalazione 0 di Alessio;</text:span></text:p><text:p text:style-name="P15"><text:span text:style-name="T25"/></text:p><text:p text:style-name="P15"><text:span text:style-name="T25">- Alessio non può iniziare la sua segnalazione con ID 0 perché 20 non riesce</text:span><text:span text:style-name="T25"><text:line-break/></text:span><text:span text:style-name="T25"> <text:s/>ad ottenere il token dell'ufficio 33 da parte del CallCenter 30 che lo ha già</text:span></text:p><text:p text:style-name="P15"><text:span text:style-name="T25"><text:s text:c="2"/></text:span><text:span text:style-name="T25">impegnato per la segnalazione 0 di Riccardo; </text:span></text:p><text:p text:style-name="P15"><text:span text:style-name="T25"/></text:p><text:p text:style-name="P15"><text:span text:style-name="T25">- Riccardo non può iniziare la sua segnalazione con ID 0 perché 30 non riesce</text:span><text:span text:style-name="T25"><text:line-break/></text:span><text:span text:style-name="T25"> <text:s/>ad ottenere il token dell'ufficio 11 da parte del CallCenter 10 che lo ha già</text:span></text:p><text:p text:style-name="P15"><text:span text:style-name="T25"><text:s text:c="2"/></text:span><text:span text:style-name="T25">impegnato per la segnalazione 0 di Gregory;</text:span></text:p><text:p text:style-name="P15"><text:span text:style-name="T25"/></text:p><text:p text:style-name="P15"><text:span text:style-name="T25"/></text:p><text:p text:style-name="P15"><text:span text:style-name="T25"/></text:p></draw:text-box></draw:frame><draw:frame draw:style-name="gr54" draw:text-style-name="P19" svg:width="0.858cm" svg:height="0.983cm" svg:x="-0.13cm" svg:y="10.4cm"><draw:text-box><text:p text:style-name="P15"><text:span text:style-name="T21">0</text:span></text:p></draw:text-box></draw:frame><draw:frame draw:style-name="gr55" draw:text-style-name="P19" svg:width="0.858cm" svg:height="0.983cm" svg:x="13.471cm" svg:y="10.5cm"><draw:text-box><text:p text:style-name="P15"><text:span text:style-name="T21">0</text:span></text:p></draw:text-box></draw:frame><draw:frame draw:style-name="gr56" draw:text-style-name="P19" svg:width="0.858cm" svg:height="0.983cm" svg:x="6.669cm" svg:y="10.5cm"><draw:text-box><text:p text:style-name="P15"><text:span text:style-name="T21">0</text:span></text:p></draw:text-box></draw:frame><draw:frame draw:style-name="gr57" draw:text-style-name="P20" svg:width="15.347cm" svg:height="0.821cm" svg:x="-0.13cm" svg:y="12.201cm"><draw:text-box><text:p text:style-name="P15"><text:span text:style-name="T26">Info → Gli uffici in rosso sono quelli già occupati dalla segnalazione.</text:span></text:p></draw:text-box></draw:frame><draw:frame draw:style-name="gr58" draw:text-style-name="P21" svg:width="7.141cm" svg:height="2.281cm" svg:x="0.469cm" svg:y="20.5cm"><draw:text-box><text:p text:style-name="P15"><text:span text:style-name="T22">Situazione di Deadlock:</text:span><text:span text:style-name="T22"><text:line-break/></text:span><text:span text:style-name="T22"/></text:p><text:p text:style-name="P15"><text:span text:style-name="T27"/></text:p></draw:text-box></draw:frame><draw:frame draw:style-name="gr59" draw:text-style-name="P19" svg:width="2.798cm" svg:height="0.983cm" svg:x="1.579cm" svg:y="23.301cm"><draw:text-box><text:p text:style-name="P15"><text:span text:style-name="T21">Gregory</text:span></text:p></draw:text-box></draw:frame><draw:frame draw:style-name="gr60" draw:text-style-name="P19" svg:width="2.553cm" svg:height="0.983cm" svg:x="7.327cm" svg:y="25.4cm"><draw:text-box><text:p text:style-name="P15"><text:span text:style-name="T21">Alessio</text:span></text:p></draw:text-box></draw:frame><draw:frame draw:style-name="gr61" draw:text-style-name="P19" svg:width="3.01cm" svg:height="0.983cm" svg:x="13.37cm" svg:y="23.438cm"><draw:text-box><text:p text:style-name="P15"><text:span text:style-name="T21">Riccardo</text:span></text:p></draw:text-box></draw:frame><draw:custom-shape draw:style-name="gr62" draw:text-style-name="P13" svg:width="5.301cm" svg:height="2.901cm" svg:x="3.17cm" svg:y="23.1cm"><text:p/><draw:enhanced-geometry svg:viewBox="0 0 21600 21600" draw:mirror-vertical="true" draw:text-areas="0 0 21600 21600" draw:type="circular-arrow" draw:modifiers="-179.920013236716 -79.5977810939114 10253.467996018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gr63" draw:text-style-name="P22" svg:width="3.306cm" svg:height="1.227cm" svg:x="-0.33cm" svg:y="25cm"><draw:text-box><text:p text:style-name="P15"><text:span text:style-name="T28">deve aspettare</text:span></text:p><text:p text:style-name="P15"><text:span text:style-name="T28">che finisce</text:span></text:p></draw:text-box></draw:frame><draw:frame draw:style-name="gr64" draw:text-style-name="P22" svg:width="3.306cm" svg:height="1.227cm" svg:x="14.27cm" svg:y="25.299cm"><draw:text-box><text:p text:style-name="P15"><text:span text:style-name="T28">deve aspettare</text:span></text:p><text:p text:style-name="P15"><text:span text:style-name="T28">che finisce</text:span></text:p></draw:text-box></draw:frame><draw:custom-shape draw:style-name="gr65" draw:text-style-name="P13" svg:width="8.601cm" svg:height="2.601cm" svg:x="6.17cm" svg:y="23.5cm"><text:p/><draw:enhanced-geometry svg:viewBox="0 0 21600 21600" draw:mirror-vertical="true" draw:text-areas="0 0 21600 21600" draw:type="circular-arrow" draw:modifiers="-90.7407180059499 -0.211745437365537 10111.963019658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6" draw:text-style-name="P13" svg:width="11.5cm" svg:height="1.701cm" svg:x="3.369cm" svg:y="22.2cm"><text:p/><draw:enhanced-geometry svg:viewBox="0 0 21600 21600" draw:mirror-horizontal="true" draw:text-areas="0 0 21600 21600" draw:type="circular-arrow" draw:modifiers="-178.970647786068 0.732275666532592 10432.744931905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gr67" draw:text-style-name="P22" svg:width="3.306cm" svg:height="1.227cm" svg:x="9.97cm" svg:y="20.9cm"><draw:text-box><text:p text:style-name="P15"><text:span text:style-name="T28">deve aspettare</text:span></text:p><text:p text:style-name="P15"><text:span text:style-name="T28">che finisce</text:span></text:p></draw:text-box></draw:frame></draw:g></text:p>
      <text:p text:style-name="P1"/>
      <text:p text:style-name="Standard"/>
      <text:p text:style-name="Predefinito"><draw:g text:anchor-type="paragraph" draw:z-index="1" draw:style-name="gr1"><draw:custom-shape draw:style-name="gr68" draw:text-style-name="P13" svg:width="2.202cm" svg:height="2.001cm" svg:x="0.797cm" svg:y="4.001cm"><text:p text:style-name="P12"><text:span text:style-name="T2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9" draw:text-style-name="P13" svg:width="2.301cm" svg:height="2.2cm" svg:x="7.597cm" svg:y="4.202cm"><text:p text:style-name="P12"><text:span text:style-name="T21">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13" svg:width="2.2cm" svg:height="2.2cm" svg:x="14.497cm" svg:y="4.401cm"><text:p text:style-name="P12"><text:span text:style-name="T21">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14" svg:width="0.999cm" svg:height="1.001cm" svg:x="-0.601cm" svg:y="6.9cm"><text:p text:style-name="P12"><text:span text:style-name="T2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14" svg:width="1.001cm" svg:height="1.001cm" svg:x="0.797cm" svg:y="7.001cm"><text:p text:style-name="P12"><text:span text:style-name="T22">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3" draw:text-style-name="P13" svg:x1="1.702cm" svg:y1="5.802cm" svg:x2="0.702cm" svg:y2="7.002cm"><text:p/></draw:line><draw:line draw:style-name="gr74" draw:text-style-name="P13" svg:x1="2.102cm" svg:y1="5.802cm" svg:x2="1.902cm" svg:y2="7.102cm"><text:p/></draw:line><draw:custom-shape draw:style-name="gr75" draw:text-style-name="P13" svg:width="0.902cm" svg:height="1.2cm" svg:x="6.297cm" svg:y="6.101cm"><text:p text:style-name="P12"><text:span text:style-name="T21">timeout</text:spa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draw:custom-shape draw:style-name="gr76" draw:text-style-name="P14" svg:width="1.001cm" svg:height="1.001cm" svg:x="2.298cm" svg:y="7.001cm"><text:p text:style-name="P12"><text:span text:style-name="T2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7" draw:text-style-name="P13" svg:width="1.001cm" svg:height="1.001cm" svg:x="3.798cm" svg:y="6.9cm"><text:p text:style-name="P12"><text:span text:style-name="T2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8" draw:text-style-name="P13" svg:x1="3.002cm" svg:y1="5.901cm" svg:x2="3.402cm" svg:y2="7.101cm"><text:p/></draw:line><draw:line draw:style-name="gr79" draw:text-style-name="P13" svg:x1="3.401cm" svg:y1="5.701cm" svg:x2="4.701cm" svg:y2="7.001cm"><text:p/></draw:line><draw:custom-shape draw:style-name="gr80" draw:text-style-name="P14" svg:width="1.001cm" svg:height="1.001cm" svg:x="6.198cm" svg:y="7.301cm"><text:p text:style-name="P12"><text:span text:style-name="T2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1" draw:text-style-name="P13" svg:width="1.001cm" svg:height="1.001cm" svg:x="7.597cm" svg:y="7.401cm"><text:p text:style-name="P12"><text:span text:style-name="T21">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82" draw:text-style-name="P13" svg:x1="8.501cm" svg:y1="6.102cm" svg:x2="7.501cm" svg:y2="7.402cm"><text:p/></draw:line><draw:line draw:style-name="gr83" draw:text-style-name="P13" svg:x1="8.902cm" svg:y1="6.301cm" svg:x2="8.702cm" svg:y2="7.501cm"><text:p/></draw:line><draw:custom-shape draw:style-name="gr84" draw:text-style-name="P13" svg:width="1.001cm" svg:height="1.001cm" svg:x="9.098cm" svg:y="7.401cm"><text:p text:style-name="P12"><text:span text:style-name="T2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5" draw:text-style-name="P13" svg:width="1.001cm" svg:height="1.001cm" svg:x="10.597cm" svg:y="7.301cm"><text:p text:style-name="P12"><text:span text:style-name="T2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13" svg:x1="9.801cm" svg:y1="6.301cm" svg:x2="10.201cm" svg:y2="7.501cm"><text:p/></draw:line><draw:line draw:style-name="gr87" draw:text-style-name="P13" svg:x1="10.202cm" svg:y1="6.102cm" svg:x2="11.502cm" svg:y2="7.402cm"><text:p/></draw:line><draw:custom-shape draw:style-name="gr88" draw:text-style-name="P13" svg:width="1.001cm" svg:height="0.999cm" svg:x="13.097cm" svg:y="7.502cm"><text:p text:style-name="P12"><text:span text:style-name="T2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9" draw:text-style-name="P13" svg:width="1.001cm" svg:height="1.001cm" svg:x="14.497cm" svg:y="7.601cm"><text:p text:style-name="P12"><text:span text:style-name="T21">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90" draw:text-style-name="P13" svg:x1="15.302cm" svg:y1="6.201cm" svg:x2="14.402cm" svg:y2="7.601cm"><text:p/></draw:line><draw:line draw:style-name="gr91" draw:text-style-name="P13" svg:x1="15.902cm" svg:y1="6.501cm" svg:x2="15.602cm" svg:y2="7.701cm"><text:p/></draw:line><draw:custom-shape draw:style-name="gr92" draw:text-style-name="P14" svg:width="1.001cm" svg:height="1.001cm" svg:x="15.998cm" svg:y="7.601cm"><text:p text:style-name="P12"><text:span text:style-name="T22">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3" draw:text-style-name="P13" svg:width="1.001cm" svg:height="0.999cm" svg:x="17.498cm" svg:y="7.502cm"><text:p text:style-name="P12"><text:span text:style-name="T2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4" draw:text-style-name="P13" svg:x1="16.702cm" svg:y1="6.501cm" svg:x2="17.102cm" svg:y2="7.701cm"><text:p/></draw:line><draw:line draw:style-name="gr95" draw:text-style-name="P13" svg:x1="17.101cm" svg:y1="6.102cm" svg:x2="18.401cm" svg:y2="7.602cm"><text:p/></draw:line><draw:custom-shape draw:style-name="gr96" draw:text-style-name="P13" svg:width="2.202cm" svg:height="1.999cm" svg:x="4.997cm" svg:y="0.002cm"><text:p text:style-name="P12"><text:span text:style-name="T21">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7" draw:text-style-name="P14" svg:width="1.001cm" svg:height="1.001cm" svg:x="3.598cm" svg:y="2.902cm"><text:p text:style-name="P12"><text:span text:style-name="T2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8" draw:text-style-name="P13" svg:width="1.001cm" svg:height="1.001cm" svg:x="4.997cm" svg:y="3cm"><text:p text:style-name="P12"><text:span text:style-name="T21">4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99" draw:text-style-name="P13" svg:x1="5.901cm" svg:y1="1.801cm" svg:x2="4.901cm" svg:y2="3.001cm"><text:p/></draw:line><draw:line draw:style-name="gr100" draw:text-style-name="P13" svg:x1="6.302cm" svg:y1="1.801cm" svg:x2="6.102cm" svg:y2="3.101cm"><text:p/></draw:line><draw:custom-shape draw:style-name="gr101" draw:text-style-name="P14" svg:width="1.001cm" svg:height="1.001cm" svg:x="6.498cm" svg:y="3cm"><text:p text:style-name="P12"><text:span text:style-name="T22">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2" draw:text-style-name="P13" svg:width="1.001cm" svg:height="1.001cm" svg:x="7.997cm" svg:y="2.902cm"><text:p text:style-name="P12"><text:span text:style-name="T2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3" draw:text-style-name="P13" svg:x1="7.201cm" svg:y1="1.902cm" svg:x2="7.601cm" svg:y2="3.102cm"><text:p/></draw:line><draw:line draw:style-name="gr104" draw:text-style-name="P13" svg:x1="7.602cm" svg:y1="1.702cm" svg:x2="8.902cm" svg:y2="3.002cm"><text:p/></draw:line><draw:custom-shape draw:style-name="gr105" draw:text-style-name="P13" svg:width="2.2cm" svg:height="1.999cm" svg:x="12.698cm" svg:y="0.002cm"><text:p text:style-name="P12"><text:span text:style-name="T21">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6" draw:text-style-name="P14" svg:width="1.001cm" svg:height="1.001cm" svg:x="11.298cm" svg:y="2.902cm"><text:p text:style-name="P12"><text:span text:style-name="T2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14" svg:width="1.001cm" svg:height="1.001cm" svg:x="12.698cm" svg:y="3cm"><text:p text:style-name="P12"><text:span text:style-name="T22">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8" draw:text-style-name="P13" svg:x1="13.601cm" svg:y1="1.801cm" svg:x2="12.601cm" svg:y2="3.001cm"><text:p/></draw:line><draw:line draw:style-name="gr109" draw:text-style-name="P13" svg:x1="14.002cm" svg:y1="1.801cm" svg:x2="13.802cm" svg:y2="3.101cm"><text:p/></draw:line><draw:custom-shape draw:style-name="gr110" draw:text-style-name="P13" svg:width="1.001cm" svg:height="1.001cm" svg:x="14.198cm" svg:y="3cm"><text:p text:style-name="P12"><text:span text:style-name="T21">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1" draw:text-style-name="P13" svg:width="0.999cm" svg:height="1.001cm" svg:x="15.699cm" svg:y="2.902cm"><text:p text:style-name="P12"><text:span text:style-name="T21">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2" draw:text-style-name="P13" svg:x1="14.902cm" svg:y1="1.902cm" svg:x2="15.302cm" svg:y2="3.102cm"><text:p/></draw:line><draw:line draw:style-name="gr113" draw:text-style-name="P13" svg:x1="15.302cm" svg:y1="1.702cm" svg:x2="16.602cm" svg:y2="3.002cm"><text:p/></draw:line><draw:custom-shape draw:style-name="gr114" draw:text-style-name="P13" svg:width="4.901cm" svg:height="2.301cm" svg:x="-0.302cm" svg:y="9.402cm"><text:p text:style-name="P12"><text:span text:style-name="T22">11 <text:s/>12 <text:s/>22 </text:span><text:span text:style-name="T21">21</text:span></text:p><draw:enhanced-geometry svg:viewBox="0 0 21600 21600" draw:text-areas="4230 4230 21600 21600" draw:type="flowchart-internal-storage" draw:enhanced-path="M 0 0 L 21600 0 21600 21600 0 21600 Z N M 4230 0 L 4230 21600 N M 0 4230 L 21600 4230 N"/></draw:custom-shape><draw:frame draw:style-name="gr115" draw:text-style-name="P17" svg:width="4.7cm" svg:height="0.699cm" svg:x="1.201cm" svg:y="9.319cm"><draw:text-box><text:p text:style-name="P15"><text:span text:style-name="T24">User: Gregory</text:span></text:p></draw:text-box></draw:frame><draw:custom-shape draw:style-name="gr116" draw:text-style-name="P13" svg:width="4.901cm" svg:height="2.301cm" svg:x="6.597cm" svg:y="9.402cm"><text:p text:style-name="P12"><text:span text:style-name="T22">21 51 52</text:span><text:span text:style-name="T21"> 33</text:span></text:p><draw:enhanced-geometry svg:viewBox="0 0 21600 21600" draw:text-areas="4230 4230 21600 21600" draw:type="flowchart-internal-storage" draw:enhanced-path="M 0 0 L 21600 0 21600 21600 0 21600 Z N M 4230 0 L 4230 21600 N M 0 4230 L 21600 4230 N"/></draw:custom-shape><draw:custom-shape draw:style-name="gr117" draw:text-style-name="P13" svg:width="4.901cm" svg:height="2.301cm" svg:x="13.298cm" svg:y="9.402cm"><text:p text:style-name="P12"><text:span text:style-name="T22">33 41 43</text:span><text:span text:style-name="T21"> 11</text:span></text:p><draw:enhanced-geometry svg:viewBox="0 0 21600 21600" draw:text-areas="4230 4230 21600 21600" draw:type="flowchart-internal-storage" draw:enhanced-path="M 0 0 L 21600 0 21600 21600 0 21600 Z N M 4230 0 L 4230 21600 N M 0 4230 L 21600 4230 N"/></draw:custom-shape><draw:frame draw:style-name="gr118" draw:text-style-name="P17" svg:width="4.702cm" svg:height="0.699cm" svg:x="8.201cm" svg:y="9.319cm"><draw:text-box><text:p text:style-name="P15"><text:span text:style-name="T24">User: Alessio</text:span></text:p></draw:text-box></draw:frame><draw:frame draw:style-name="gr119" draw:text-style-name="P17" svg:width="4.7cm" svg:height="0.699cm" svg:x="14.902cm" svg:y="9.301cm"><draw:text-box><text:p text:style-name="P15"><text:span text:style-name="T24">User: Riccardo</text:span></text:p></draw:text-box></draw:frame><draw:frame draw:style-name="gr120" draw:text-style-name="P19" svg:width="0.858cm" svg:height="0.983cm" svg:x="0.401cm" svg:y="10.201cm"><draw:text-box><text:p text:style-name="P15"><text:span text:style-name="T21">0</text:span></text:p></draw:text-box></draw:frame><draw:frame draw:style-name="gr121" draw:text-style-name="P19" svg:width="0.858cm" svg:height="0.983cm" svg:x="14.002cm" svg:y="10.301cm"><draw:text-box><text:p text:style-name="P15"><text:span text:style-name="T21">0</text:span></text:p></draw:text-box></draw:frame><draw:frame draw:style-name="gr122" draw:text-style-name="P19" svg:width="0.858cm" svg:height="0.983cm" svg:x="7.2cm" svg:y="10.301cm"><draw:text-box><text:p text:style-name="P15"><text:span text:style-name="T21">0</text:span></text:p></draw:text-box></draw:frame></draw:g><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text:p>
      <text:p text:style-name="Predefinito"><text:span text:style-name="T5">Parametri globali della DEMO:</text:span></text:p>
      <text:p text:style-name="Predefinito"><text:span text:style-name="T2">- rmiregistryAddress: “localhost”</text:span></text:p>
      <text:p text:style-name="Predefinito"><text:span text:style-name="T2">- rmiregistryPort: “19000”</text:span></text:p>
      <text:p text:style-name="P2"><text:span text:style-name="T2">- timeout: 20000 </text:span><text:span text:style-name="T6">//tempo di attesa ( in millisecondi ) prima di far scattare il timeout per la <text:tab/><text:tab/> <text:s text:c="4"/>//procedura </text:span><text:span text:style-name="T13">di rilevazione del deadlock</text:span></text:p>
      <text:p text:style-name="Predefinito"><text:span text:style-name="T2">- tmin_procedure= 200 </text:span><text:span text:style-name="T6">//tempo minimo ( in millisecondi ) per il disbrigo della pratica da <text:tab/><text:tab/></text:span><text:span text:style-name="T7"><text:tab/> <text:s text:c="4"/>//</text:span><text:span text:style-name="T6">parte dell'ufficio</text:span></text:p>
      <text:p text:style-name="Predefinito"><text:span text:style-name="T2">- tmax_procedure= 500 </text:span><text:span text:style-name="T6">//tempo minimo per il disbrigo della pratica da parte dell'ufficio</text:span></text:p>
      <text:p text:style-name="P2"><text:span text:style-name="T2">- guard_time = 3000 </text:span><text:span text:style-name="T6">//tempo di guardia tra un acquisizione di un token e un'altra ( inserito <text:tab/><text:tab/> <text:s text:c="10"/>//per poter far capitare sistematicamente una situazione di deadlock )</text:span></text:p>
      <text:p text:style-name="P3"/>
      <text:p text:style-name="Predefinito"><text:span text:style-name="T5"/></text:p>
      <text:p text:style-name="Predefinito"><text:span text:style-name="T5"/></text:p>
      <text:p text:style-name="P10"><text:span text:style-name="T8">Algoritmo di rilevazione del Deadlock </text:span><text:span text:style-name="T11">( Chandy-Misra-Haas )</text:span><text:span text:style-name="T8">:</text:span></text:p>
      <text:p text:style-name="P2"><text:span text:style-name="T2">→ ordine di partenza delle segnalazioni nel tempo:</text:span><text:tab/></text:p>
      <text:p text:style-name="P4"><text:span text:style-name="T14">- <text:s/></text:span>user: Gregory, idSegnalazione=0 , istante t=0; ( in secondi )</text:p>
      <text:p text:style-name="P4"><text:span text:style-name="T14">- </text:span><text:s/>user: Alessio, idSegnalazione=0 , istante t=3;</text:p>
      <text:p text:style-name="P4"><text:span text:style-name="T14">- <text:s/></text:span>user: Riccardo, idSegnalazione=0 , istante t=6;</text:p>
      <text:p text:style-name="Predefinito"/>
      <text:p text:style-name="Predefinito"><text:soft-page-break/><text:span text:style-name="T2">- Con l'ordine di partenza delle segnalazioni indicato, dopo alcuni secondi si arriva alla situazione </text:span><text:span text:style-name="T3">m</text:span><text:span text:style-name="T2">ostrata in figura che come mostrato alla pagina precedente causa un deadlock.</text:span></text:p>
      <text:p text:style-name="P6"><text:span text:style-name="T3">Successivamente:</text:span></text:p>
      <text:p text:style-name="Predefinito"><text:span text:style-name="T2">- </text:span><text:span text:style-name="T3">Scatta il timeout al Call Center 20 sull'ufficio 21.</text:span></text:p>
      <text:p text:style-name="P7"><text:span text:style-name="T3">- Call Center 20 verifica che non può liberare 21 perchè la segnalazione che lo blocca attende il token dell'ufficio 33. </text:span><text:span text:style-name="T16">Aggiunge quindi 21,33 alla </text:span><text:span text:style-name="T17">listaUfficiBloccati</text:span><text:span text:style-name="T16">.</text:span></text:p>
      <text:p text:style-name="P5"><text:span text:style-name="T3">- Call Center 20 contatta il proprietario dell'ufficio 33 ( ovvero 30 ) e si fa tornare il CallCenter a cui <text:s/>30 ha dato il token di 33 ( in questo caso 30 stesso ) e l'id della segnalazione che blocca 33 ( in questo caso la segnalazione 0 di Riccardo )</text:span></text:p>
      <text:p text:style-name="P5"><text:span text:style-name="T3">- Call Center 20 invia una probe al CallCenter che ha il token di 33 ( ovvero 30 ) mandando:</text:span></text:p>
      <text:p text:style-name="P5"><text:span text:style-name="T3"/></text:p>
      <text:p text:style-name="P5"><text:span text:style-name="T3">- [ 21,33 ] ( listaUfficiBloccati )</text:span></text:p>
      <text:p text:style-name="P5"><text:span text:style-name="T3">- <text:s/>20 ( id callCenter mittente )</text:span></text:p>
      <text:p text:style-name="P5"><text:span text:style-name="T3">- <text:s/>0 ( segnalazione che blocca l'ufficio 33 sul callCenter destinatario, legata all'utente Riccardo ). </text:span><text:span text:style-name="T15">Questo suppone che ogni CallCenter conosce gli id delle segnalazioni che bloccano i suoi uffici ( anche se queste segnalazioni non appartengono a lui ).</text:span></text:p>
      <text:p text:style-name="P5"><text:span text:style-name="T3">- 10 ( id callCenter scatenante, perché nel nostro caso il timeout sull'ufficio 21 al CallCenter 20 è scattato per conto di 20 )</text:span></text:p>
      <text:p text:style-name="P5"><text:span text:style-name="T3">- 0 ( id segnalazione che ha scatenato il timeout legato al CallCenter del parametro precedente, in questo caso Gregory )</text:span></text:p>
      <text:p text:style-name="P5"><text:span text:style-name="T3"/></text:p>
      <text:p text:style-name="P5"><text:span text:style-name="T3">- CallCenter 30 riceve la probe, prende l'ultimo elemento ( 33 ) e verifica </text:span><text:span text:style-name="T4">che non può liberare 33 perchè la segnalazione che lo blocca attende il token dell'ufficio 11. </text:span><text:bookmark-start text:name="__DdeLink__176_660452258"/><text:span text:style-name="T16">Aggiunge quindi 11 alla </text:span><text:span text:style-name="T17">listaUfficiBloccati, </text:span><text:span text:style-name="T19">controllando prima se 11 è già presente</text:span><text:span text:style-name="T16">.</text:span><text:bookmark-end text:name="__DdeLink__176_660452258"/><text:span text:style-name="T16"> </text:span></text:p>
      <text:p text:style-name="P7"><text:span text:style-name="T3">- Call Center </text:span><text:span text:style-name="T4">3</text:span><text:span text:style-name="T3">0 contatta il proprietario dell'ufficio </text:span><text:span text:style-name="T4">11</text:span><text:span text:style-name="T3"> ( ovvero </text:span><text:span text:style-name="T4">10 </text:span><text:span text:style-name="T3">) e si fa tornare il CallCenter a cui <text:s/></text:span><text:span text:style-name="T4">10</text:span><text:span text:style-name="T3"> ha dato il token di </text:span><text:span text:style-name="T4">11</text:span><text:span text:style-name="T3"> ( in questo caso </text:span><text:span text:style-name="T4">10 </text:span><text:span text:style-name="T3">stesso ) e l'id della segnalazione che blocca </text:span><text:span text:style-name="T4">11</text:span><text:span text:style-name="T3"> ( in questo caso la segnalazione 0 di</text:span><text:span text:style-name="T4"> Gregory </text:span><text:span text:style-name="T3">)</text:span></text:p>
      <text:p text:style-name="P7"><text:span text:style-name="T3">- Call Center </text:span><text:span text:style-name="T4">30</text:span><text:span text:style-name="T3"> invia una probe al CallCenter che ha il token di </text:span><text:span text:style-name="T4">11</text:span><text:span text:style-name="T3"> ( ovvero </text:span><text:span text:style-name="T4">10 </text:span><text:span text:style-name="T3">) mandando:</text:span></text:p>
      <text:p text:style-name="P7"><text:span text:style-name="T3"/></text:p>
      <text:p text:style-name="P7"><text:span text:style-name="T3">- [ 21,33, </text:span><text:span text:style-name="T4">11</text:span><text:span text:style-name="T3">] ( listaUfficiBloccati )</text:span></text:p>
      <text:p text:style-name="P7"><text:span text:style-name="T3">- <text:s/></text:span><text:span text:style-name="T4">30</text:span><text:span text:style-name="T3"> ( id callCenter mittente )</text:span></text:p>
      <text:p text:style-name="P7"><text:span text:style-name="T3">- <text:s/>0 ( segnalazione che blocca l'ufficio </text:span><text:span text:style-name="T4">11</text:span><text:span text:style-name="T3"> sul callCenter destinatario, legata all'utente </text:span><text:span text:style-name="T4">Gregory</text:span><text:span text:style-name="T3"> ).</text:span></text:p>
      <text:p text:style-name="P7"><text:span text:style-name="T3">- 10 ( id callCenter scatenante, perché nel nostro caso il timeout sull'ufficio 21 al CallCenter 20 è scattato per conto di 20 )</text:span></text:p>
      <text:p text:style-name="P7"><text:span text:style-name="T3">- 0 ( id segnalazione che ha scatenato il timeout legato al CallCenter del parametro precedente, in questo caso Gregory )</text:span></text:p>
      <text:p text:style-name="P7"><text:span text:style-name="T3"/></text:p>
      <text:p text:style-name="P7"><text:span text:style-name="T4">- CallCenter 10 riceve la probe, prende l'ultimo elemento ( 11 ) </text:span><text:span text:style-name="T3"><text:s/>e verifica </text:span><text:span text:style-name="T4">che non può liberare 11 <text:s/>perchè la segnalazione che lo blocca attende il token dell'ufficio 21. </text:span><text:span text:style-name="T16">Aggiunge quindi 21 alla </text:span><text:span text:style-name="T17">listaUfficiBloccati, </text:span><text:span text:style-name="T19">controllando prima se 21 è già presente</text:span><text:span text:style-name="T16">. </text:span><text:span text:style-name="T20">Poichè 21 è già presente nella lista allora significa che c'è stato un DEADLOCK.</text:span></text:p>
      <text:p text:style-name="P7"><text:span text:style-name="T20"/></text:p>
      <text:p text:style-name="P8"><text:span text:style-name="T9">Quindi L'ALGORITMO PRIMA DI OGNI AGGIUNTA ALLA LISTAUFFICIBLOCCATI VERIFICA SE L'ID DELL'UFFICIO CHE STA INSERENDO È GIÀ PRESENTE IN LISTA. Se è già presente allora significa che c'è una situazione di deadlock.</text:span></text:p>
      <text:p text:style-name="P9"><text:span text:style-name="T1"><text:s text:c="2"/></text:span></text:p>
      <text:p text:style-name="P11"><text:soft-page-break/><text:span text:style-name="T8">Algoritmo di </text:span><text:span text:style-name="T12">rimozione</text:span><text:span text:style-name="T8"> de</text:span><text:span text:style-name="T12">llo stallo</text:span><text:span text:style-name="T8">:</text:span></text:p>
      <text:p text:style-name="P11"><text:span text:style-name="T8"/></text:p>
      <text:p text:style-name="P11"><text:span text:style-name="T8"/></text:p>
      <text:p text:style-name="P11"><draw:g text:anchor-type="paragraph" draw:z-index="2" draw:style-name="gr1"><draw:custom-shape draw:style-name="gr123" draw:text-style-name="P13" svg:width="2.202cm" svg:height="2.001cm" svg:x="0.797cm" svg:y="4.001cm"><text:p text:style-name="P12"><text:span text:style-name="T2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4" draw:text-style-name="P13" svg:width="2.301cm" svg:height="2.2cm" svg:x="7.597cm" svg:y="4.202cm"><text:p text:style-name="P12"><text:span text:style-name="T21">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5" draw:text-style-name="P13" svg:width="2.2cm" svg:height="2.2cm" svg:x="14.497cm" svg:y="4.401cm"><text:p text:style-name="P12"><text:span text:style-name="T21">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6" draw:text-style-name="P23" svg:width="0.999cm" svg:height="1.001cm" svg:x="-0.601cm" svg:y="6.9cm"><text:p text:style-name="P12"><text:span text:style-name="T23">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7" draw:text-style-name="P23" svg:width="1.001cm" svg:height="1.001cm" svg:x="0.797cm" svg:y="7.001cm"><text:p text:style-name="P12"><text:span text:style-name="T22">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8" draw:text-style-name="P13" svg:x1="1.55cm" svg:y1="5.802cm" svg:x2="0.55cm" svg:y2="7.002cm"><text:p/></draw:line><draw:line draw:style-name="gr129" draw:text-style-name="P13" svg:x1="1.95cm" svg:y1="5.802cm" svg:x2="1.75cm" svg:y2="7.102cm"><text:p/></draw:line><draw:custom-shape draw:style-name="gr130" draw:text-style-name="P13" svg:width="0.902cm" svg:height="1.2cm" svg:x="6.297cm" svg:y="6.101cm"><text:p text:style-name="P12"><text:span text:style-name="T21">timeout</text:spa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draw:custom-shape draw:style-name="gr131" draw:text-style-name="P14" svg:width="1.001cm" svg:height="1.001cm" svg:x="2.298cm" svg:y="7.001cm"><text:p text:style-name="P12"><text:span text:style-name="T2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2" draw:text-style-name="P13" svg:width="1.001cm" svg:height="1.001cm" svg:x="3.798cm" svg:y="6.9cm"><text:p text:style-name="P12"><text:span text:style-name="T2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3" draw:text-style-name="P13" svg:x1="2.85cm" svg:y1="5.901cm" svg:x2="3.25cm" svg:y2="7.101cm"><text:p/></draw:line><draw:line draw:style-name="gr134" draw:text-style-name="P13" svg:x1="3.249cm" svg:y1="5.701cm" svg:x2="4.549cm" svg:y2="7.001cm"><text:p/></draw:line><draw:custom-shape draw:style-name="gr135" draw:text-style-name="P23" svg:width="1.001cm" svg:height="1.001cm" svg:x="6.198cm" svg:y="7.301cm"><text:p text:style-name="P12"><text:span text:style-name="T23">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6" draw:text-style-name="P13" svg:width="1.001cm" svg:height="1.001cm" svg:x="7.597cm" svg:y="7.401cm"><text:p text:style-name="P12"><text:span text:style-name="T21">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7" draw:text-style-name="P13" svg:x1="8.349cm" svg:y1="6.102cm" svg:x2="7.349cm" svg:y2="7.402cm"><text:p/></draw:line><draw:line draw:style-name="gr138" draw:text-style-name="P13" svg:x1="8.75cm" svg:y1="6.301cm" svg:x2="8.55cm" svg:y2="7.501cm"><text:p/></draw:line><draw:custom-shape draw:style-name="gr139" draw:text-style-name="P13" svg:width="1.001cm" svg:height="1.001cm" svg:x="9.098cm" svg:y="7.401cm"><text:p text:style-name="P12"><text:span text:style-name="T2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0" draw:text-style-name="P13" svg:width="1.001cm" svg:height="1.001cm" svg:x="10.597cm" svg:y="7.301cm"><text:p text:style-name="P12"><text:span text:style-name="T2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41" draw:text-style-name="P13" svg:x1="9.649cm" svg:y1="6.301cm" svg:x2="10.049cm" svg:y2="7.501cm"><text:p/></draw:line><draw:line draw:style-name="gr142" draw:text-style-name="P13" svg:x1="10.05cm" svg:y1="6.102cm" svg:x2="11.35cm" svg:y2="7.402cm"><text:p/></draw:line><draw:custom-shape draw:style-name="gr143" draw:text-style-name="P13" svg:width="1.001cm" svg:height="0.999cm" svg:x="13.097cm" svg:y="7.502cm"><text:p text:style-name="P12"><text:span text:style-name="T2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4" draw:text-style-name="P13" svg:width="1.001cm" svg:height="1.001cm" svg:x="14.497cm" svg:y="7.601cm"><text:p text:style-name="P12"><text:span text:style-name="T21">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45" draw:text-style-name="P13" svg:x1="15.15cm" svg:y1="6.201cm" svg:x2="14.25cm" svg:y2="7.601cm"><text:p/></draw:line><draw:line draw:style-name="gr146" draw:text-style-name="P13" svg:x1="15.75cm" svg:y1="6.501cm" svg:x2="15.45cm" svg:y2="7.701cm"><text:p/></draw:line><draw:custom-shape draw:style-name="gr147" draw:text-style-name="P14" svg:width="1.001cm" svg:height="1.001cm" svg:x="15.998cm" svg:y="7.601cm"><text:p text:style-name="P12"><text:span text:style-name="T22">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8" draw:text-style-name="P13" svg:width="1.001cm" svg:height="0.999cm" svg:x="17.498cm" svg:y="7.502cm"><text:p text:style-name="P12"><text:span text:style-name="T2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49" draw:text-style-name="P13" svg:x1="16.55cm" svg:y1="6.501cm" svg:x2="16.95cm" svg:y2="7.701cm"><text:p/></draw:line><draw:line draw:style-name="gr150" draw:text-style-name="P13" svg:x1="16.949cm" svg:y1="6.102cm" svg:x2="18.249cm" svg:y2="7.602cm"><text:p/></draw:line><draw:custom-shape draw:style-name="gr151" draw:text-style-name="P13" svg:width="2.202cm" svg:height="1.999cm" svg:x="4.997cm" svg:y="0.002cm"><text:p text:style-name="P12"><text:span text:style-name="T21">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2" draw:text-style-name="P14" svg:width="1.001cm" svg:height="1.001cm" svg:x="3.598cm" svg:y="2.902cm"><text:p text:style-name="P12"><text:span text:style-name="T2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3" draw:text-style-name="P13" svg:width="1.001cm" svg:height="1.001cm" svg:x="4.997cm" svg:y="3cm"><text:p text:style-name="P12"><text:span text:style-name="T21">4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54" draw:text-style-name="P13" svg:x1="5.749cm" svg:y1="1.801cm" svg:x2="4.749cm" svg:y2="3.001cm"><text:p/></draw:line><draw:line draw:style-name="gr155" draw:text-style-name="P13" svg:x1="6.15cm" svg:y1="1.801cm" svg:x2="5.95cm" svg:y2="3.101cm"><text:p/></draw:line><draw:custom-shape draw:style-name="gr156" draw:text-style-name="P14" svg:width="1.001cm" svg:height="1.001cm" svg:x="6.498cm" svg:y="3cm"><text:p text:style-name="P12"><text:span text:style-name="T22">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7" draw:text-style-name="P13" svg:width="1.001cm" svg:height="1.001cm" svg:x="7.997cm" svg:y="2.902cm"><text:p text:style-name="P12"><text:span text:style-name="T2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8" draw:text-style-name="P13" svg:x1="7.049cm" svg:y1="1.902cm" svg:x2="7.449cm" svg:y2="3.102cm"><text:p/></draw:line><draw:line draw:style-name="gr159" draw:text-style-name="P13" svg:x1="7.45cm" svg:y1="1.702cm" svg:x2="8.75cm" svg:y2="3.002cm"><text:p/></draw:line><draw:custom-shape draw:style-name="gr160" draw:text-style-name="P13" svg:width="2.2cm" svg:height="1.999cm" svg:x="12.698cm" svg:y="0.002cm"><text:p text:style-name="P12"><text:span text:style-name="T21">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1" draw:text-style-name="P23" svg:width="1.001cm" svg:height="1.001cm" svg:x="11.298cm" svg:y="2.902cm"><text:p text:style-name="P12"><text:span text:style-name="T23">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2" draw:text-style-name="P23" svg:width="1.001cm" svg:height="1.001cm" svg:x="12.698cm" svg:y="3cm"><text:p text:style-name="P12"><text:span text:style-name="T23">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3" draw:text-style-name="P13" svg:x1="13.449cm" svg:y1="1.801cm" svg:x2="12.449cm" svg:y2="3.001cm"><text:p/></draw:line><draw:line draw:style-name="gr164" draw:text-style-name="P13" svg:x1="13.85cm" svg:y1="1.801cm" svg:x2="13.65cm" svg:y2="3.101cm"><text:p/></draw:line><draw:custom-shape draw:style-name="gr165" draw:text-style-name="P13" svg:width="1.001cm" svg:height="1.001cm" svg:x="14.198cm" svg:y="3cm"><text:p text:style-name="P12"><text:span text:style-name="T21">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6" draw:text-style-name="P13" svg:width="0.999cm" svg:height="1.001cm" svg:x="15.699cm" svg:y="2.902cm"><text:p text:style-name="P12"><text:span text:style-name="T21">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7" draw:text-style-name="P13" svg:x1="14.75cm" svg:y1="1.902cm" svg:x2="15.15cm" svg:y2="3.102cm"><text:p/></draw:line><draw:line draw:style-name="gr168" draw:text-style-name="P13" svg:x1="15.15cm" svg:y1="1.702cm" svg:x2="16.45cm" svg:y2="3.002cm"><text:p/></draw:line><draw:custom-shape draw:style-name="gr169" draw:text-style-name="P13" svg:width="4.901cm" svg:height="2.301cm" svg:x="-0.302cm" svg:y="9.402cm"><text:p text:style-name="P12"><text:span text:style-name="T22">11 <text:s/>12 <text:s/>22 </text:span><text:span text:style-name="T21">21</text:span></text:p><draw:enhanced-geometry svg:viewBox="0 0 21600 21600" draw:text-areas="4230 4230 21600 21600" draw:type="flowchart-internal-storage" draw:enhanced-path="M 0 0 L 21600 0 21600 21600 0 21600 Z N M 4230 0 L 4230 21600 N M 0 4230 L 21600 4230 N"/></draw:custom-shape><draw:frame draw:style-name="gr170" draw:text-style-name="P17" svg:width="4.7cm" svg:height="0.699cm" svg:x="1.049cm" svg:y="9.319cm"><draw:text-box><text:p text:style-name="P15"><text:span text:style-name="T24">User: Gregory</text:span></text:p></draw:text-box></draw:frame><draw:custom-shape draw:style-name="gr171" draw:text-style-name="P13" svg:width="4.901cm" svg:height="2.301cm" svg:x="6.597cm" svg:y="9.402cm"><text:p text:style-name="P12"><text:span text:style-name="T22">21 51 52</text:span><text:span text:style-name="T21"> 33</text:span></text:p><draw:enhanced-geometry svg:viewBox="0 0 21600 21600" draw:text-areas="4230 4230 21600 21600" draw:type="flowchart-internal-storage" draw:enhanced-path="M 0 0 L 21600 0 21600 21600 0 21600 Z N M 4230 0 L 4230 21600 N M 0 4230 L 21600 4230 N"/></draw:custom-shape><draw:custom-shape draw:style-name="gr172" draw:text-style-name="P13" svg:width="4.901cm" svg:height="2.301cm" svg:x="13.298cm" svg:y="9.402cm"><text:p text:style-name="P12"><text:span text:style-name="T22">33 41 43</text:span><text:span text:style-name="T21"> 11</text:span></text:p><draw:enhanced-geometry svg:viewBox="0 0 21600 21600" draw:text-areas="4230 4230 21600 21600" draw:type="flowchart-internal-storage" draw:enhanced-path="M 0 0 L 21600 0 21600 21600 0 21600 Z N M 4230 0 L 4230 21600 N M 0 4230 L 21600 4230 N"/></draw:custom-shape><draw:frame draw:style-name="gr173" draw:text-style-name="P17" svg:width="4.702cm" svg:height="0.699cm" svg:x="8.049cm" svg:y="9.319cm"><draw:text-box><text:p text:style-name="P15"><text:span text:style-name="T24">User: Alessio</text:span></text:p></draw:text-box></draw:frame><draw:frame draw:style-name="gr174" draw:text-style-name="P17" svg:width="4.7cm" svg:height="0.699cm" svg:x="14.75cm" svg:y="9.301cm"><draw:text-box><text:p text:style-name="P15"><text:span text:style-name="T24">User: Riccardo</text:span></text:p></draw:text-box></draw:frame><draw:frame draw:style-name="gr175" draw:text-style-name="P19" svg:width="0.858cm" svg:height="0.983cm" svg:x="0.249cm" svg:y="10.201cm"><draw:text-box><text:p text:style-name="P15"><text:span text:style-name="T21">0</text:span></text:p></draw:text-box></draw:frame><draw:frame draw:style-name="gr176" draw:text-style-name="P19" svg:width="0.858cm" svg:height="0.983cm" svg:x="13.85cm" svg:y="10.301cm"><draw:text-box><text:p text:style-name="P15"><text:span text:style-name="T21">0</text:span></text:p></draw:text-box></draw:frame><draw:frame draw:style-name="gr177" draw:text-style-name="P19" svg:width="0.858cm" svg:height="0.983cm" svg:x="7.048cm" svg:y="10.301cm"><draw:text-box><text:p text:style-name="P15"><text:span text:style-name="T21">0</text:span></text:p></draw:text-box></draw:frame><draw:line draw:style-name="gr178" draw:text-style-name="P13" svg:x1="12.05cm" svg:y1="8.901cm" svg:x2="6.75cm" svg:y2="12.601cm"><text:p/></draw:line><draw:line draw:style-name="gr179" draw:text-style-name="P13" svg:x1="6.75cm" svg:y1="8.901cm" svg:x2="12.05cm" svg:y2="12.501cm"><text:p/></draw:line><draw:frame draw:style-name="gr180" draw:text-style-name="P18" svg:width="10.771cm" svg:height="3.661cm" svg:x="8.639cm" svg:y="12.302cm"><draw:text-box><text:p text:style-name="P15"><text:span text:style-name="T25">Vengono liberate le risorse:</text:span></text:p><text:p text:style-name="P15"><text:span text:style-name="T25">21, 51, 52</text:span></text:p><text:p text:style-name="P15"><text:span text:style-name="T25">ed eliminata la segnalazione.</text:span></text:p><text:p text:style-name="P15"><text:span text:style-name="T25">Viene notificato all'utente Alessio di </text:span></text:p><text:p text:style-name="P15"><text:span text:style-name="T25">provare a rinviare la segnalazione id 0 più tardi</text:span><text:span text:style-name="T25"><text:line-break/></text:span><text:span text:style-name="T25">( non prima comunque di un tempo di guardia )</text:span></text:p></draw:text-box></draw:frame><draw:line draw:style-name="gr181" draw:text-style-name="P13" svg:x1="4.749cm" svg:y1="8.901cm" svg:x2="0.049cm" svg:y2="12.601cm"><text:p/></draw:line><draw:line draw:style-name="gr182" draw:text-style-name="P13" svg:x1="0.45cm" svg:y1="8.901cm" svg:x2="4.55cm" svg:y2="12.501cm"><text:p/></draw:line><draw:frame draw:style-name="gr183" draw:text-style-name="P18" svg:width="7.825cm" svg:height="3.661cm" svg:x="0.115cm" svg:y="12.575cm"><draw:text-box><text:p text:style-name="P15"><text:span text:style-name="T25">Vengono liberate le risorse:</text:span></text:p><text:p text:style-name="P15"><text:span text:style-name="T25">11,12,22</text:span></text:p><text:p text:style-name="P15"><text:span text:style-name="T25">ed eliminata la segnalazione.</text:span></text:p><text:p text:style-name="P15"><text:span text:style-name="T25">Viene rieseguita immediatamente</text:span></text:p><text:p text:style-name="P15"><text:span text:style-name="T25">la segnalazione</text:span><text:span text:style-name="T25"><text:line-break/></text:span><text:span text:style-name="T25">0 dell'utente Gregory.</text:span></text:p></draw:text-box></draw:frame><draw:custom-shape draw:style-name="gr184" draw:text-style-name="P23" svg:width="4.901cm" svg:height="2.301cm" svg:x="-0.002cm" svg:y="17cm"><text:p text:style-name="P12"><text:span text:style-name="T23">11 <text:s/>12 <text:s/>22 21</text:span></text:p><draw:enhanced-geometry svg:viewBox="0 0 21600 21600" draw:text-areas="4230 4230 21600 21600" draw:type="flowchart-internal-storage" draw:enhanced-path="M 0 0 L 21600 0 21600 21600 0 21600 Z N M 4230 0 L 4230 21600 N M 0 4230 L 21600 4230 N"/></draw:custom-shape><draw:frame draw:style-name="gr185" draw:text-style-name="P17" svg:width="4.702cm" svg:height="0.699cm" svg:x="1.349cm" svg:y="16.902cm"><draw:text-box><text:p text:style-name="P15"><text:span text:style-name="T24">User: Gregory</text:span></text:p></draw:text-box></draw:frame><draw:frame draw:style-name="gr186" draw:text-style-name="P19" svg:width="0.858cm" svg:height="0.983cm" svg:x="0.596cm" svg:y="17.902cm"><draw:text-box><text:p text:style-name="P15"><text:span text:style-name="T21">0</text:span></text:p></draw:text-box></draw:frame><draw:custom-shape draw:style-name="gr187" draw:text-style-name="P13" svg:width="1.001cm" svg:height="3.8cm" svg:x="4.997cm" svg:y="14.002cm"><text:p/><draw:enhanced-geometry svg:viewBox="0 0 21600 21600" draw:text-areas="0 0 21600 21600" draw:type="circular-arrow" draw:modifiers="-13.331094488712 92.3874824998007 6992.968396670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span text:style-name="T8"/></text:p>
      <text:p text:style-name="P11"><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3" svg:font-family="'Lohit Hindi'"/>
    <style:font-face style:name="Arial1" svg:font-family="Arial" style:font-family-generic="roman"/>
    <style:font-face style:name="Lohit Hindi" svg:font-family="'Lohit Hindi'" style:font-family-generic="roman"/>
    <style:font-face style:name="Lohit Hindi1" svg:font-family="'Lohit Hindi'" style:font-family-generic="swiss"/>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2"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Predefinito" style:next-style-name="Text_20_body" style:default-outline-level="" style:class="text">
      <style:paragraph-properties fo:margin-left="0cm" fo:margin-right="0cm" fo:margin-top="0.42cm" fo:margin-bottom="0.21cm" style:contextual-spacing="false" fo:text-indent="0cm" style:auto-text-indent="false" fo:keep-with-next="always"/>
      <style:text-properties style:text-outline="false" style:text-line-through-style="none" style:font-name="Lohit Hindi1" fo:font-size="18pt" fo:font-style="normal" fo:text-shadow="none" style:text-underline-style="none" fo:font-weight="normal" style:letter-kerning="true" style:font-name-asian="DejaVu Sans" style:font-size-asian="18pt" style:font-style-asian="normal" style:font-weight-asian="normal" style:font-name-complex="Lohit Hindi2" style:font-size-complex="14pt" style:text-emphasize="non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Predefinito"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text-outline="false" style:text-line-through-style="none" style:font-name="Lohit Hindi" fo:font-size="18pt" fo:font-style="normal" fo:text-shadow="none" style:text-underline-style="none" fo:font-weight="normal" style:letter-kerning="true" style:font-name-asian="DejaVu Sans" style:font-size-asian="18pt" style:font-style-asian="normal" style:font-weight-asian="normal" style:font-name-complex="Arial3" style:font-size-complex="12pt" style:text-emphasize="none"/>
    </style:style>
    <style:style style:name="Oggetto_20_con_20_punta_20_di_20_freccia" style:display-name="Oggetto con punta di freccia" style:family="paragraph" style:parent-style-name="Predefinito" style:default-outline-level="">
      <style:paragraph-properties fo:margin-left="0cm" fo:margin-right="0cm" fo:margin-top="0cm" fo:margin-bottom="0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Oggetto_20_con_20_ombra" style:display-name="Oggetto con ombra" style:family="paragraph" style:parent-style-name="Predefinito" style:default-outline-level="">
      <style:paragraph-properties fo:margin-left="0cm" fo:margin-right="0cm" fo:margin-top="0cm" fo:margin-bottom="0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 style:display-name="Oggetto senza riempimento" style:family="paragraph" style:parent-style-name="Predefinito" style:default-outline-level="">
      <style:paragraph-properties fo:margin-left="0cm" fo:margin-right="0cm" fo:margin-top="0cm" fo:margin-bottom="0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redefinito" style:default-outline-level="" style:class="extra">
      <style:paragraph-properties fo:margin-left="0cm" fo:margin-right="0cm" fo:margin-top="0cm" fo:margin-bottom="0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Corpo_20_testo" style:display-name="Corpo testo" style:family="paragraph" style:parent-style-name="Predefinito" style:default-outline-level="">
      <style:paragraph-properties fo:margin-left="0cm" fo:margin-right="0cm" fo:margin-top="0cm" fo:margin-bottom="0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Corpo_20_testo_20_giustificato" style:display-name="Corpo testo giustificato" style:family="paragraph" style:parent-style-name="Predefinito"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ext_20_body_20_indent" style:display-name="Text body indent" style:family="paragraph" style:parent-style-name="Predefinito" style:default-outline-level="" style:class="text">
      <style:paragraph-properties fo:margin-left="0cm" fo:margin-right="0cm" fo:margin-top="0cm" fo:margin-bottom="0cm" style:contextual-spacing="false" fo:text-indent="0.6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redefinito" style:next-style-name="Subtitle"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font-name="Lohit Hindi"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olo1" style:family="paragraph" style:parent-style-name="Predefinito" style:default-outline-level="">
      <style:paragraph-properties fo:margin-left="0cm" fo:margin-right="0cm" fo:margin-top="0cm" fo:margin-bottom="0cm" style:contextual-spacing="false" fo:text-align="center" style:justify-single-word="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itolo2" style:family="paragraph" style:parent-style-name="Predefinito" style:default-outline-level="">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Intestazione1" style:family="paragraph" style:parent-style-name="Predefinito" style:default-outline-level="">
      <style:paragraph-properties fo:margin-left="0cm" fo:margin-right="0cm" fo:margin-top="0.42cm" fo:margin-bottom="0.21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Intestazione2" style:family="paragraph" style:parent-style-name="Predefinito" style:default-outline-level="">
      <style:paragraph-properties fo:margin-left="0cm" fo:margin-right="0cm" fo:margin-top="0.42cm" fo:margin-bottom="0.21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Linea_20_di_20_quotatura" style:display-name="Linea di quotatura" style:family="paragraph" style:parent-style-name="Predefinito" style:default-outline-level="">
      <style:paragraph-properties fo:margin-left="0cm" fo:margin-right="0cm" fo:margin-top="0cm" fo:margin-bottom="0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Predefinito_7e_LT_7e_Gliederung_20_1" style:display-name="Predefinito~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Hindi"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Predefinito_7e_LT_7e_Gliederung_20_2" style:display-name="Predefinito~LT~Gliederung 2" style:family="paragraph" style:parent-style-name="Predefinito_7e_LT_7e_Gliederung_20_1" style:default-outline-level="">
      <style:paragraph-properties fo:margin-top="0cm" fo:margin-bottom="0.4cm" style:contextual-spacing="false"/>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Predefinito_7e_LT_7e_Gliederung_20_3" style:display-name="Predefinito~LT~Gliederung 3" style:family="paragraph" style:parent-style-name="Predefinito_7e_LT_7e_Gliederung_20_2" style:default-outline-level="">
      <style:paragraph-properties fo:margin-top="0cm" fo:margin-bottom="0.3cm" style:contextual-spacing="false"/>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Predefinito_7e_LT_7e_Gliederung_20_4" style:display-name="Predefinito~LT~Gliederung 4" style:family="paragraph" style:parent-style-name="Predefinito_7e_LT_7e_Gliederung_20_3" style:default-outline-level="">
      <style:paragraph-properties fo:margin-top="0cm" fo:margin-bottom="0.199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5" style:display-name="Predefinito~LT~Gliederung 5" style:family="paragraph" style:parent-style-name="Predefinito_7e_LT_7e_Gliederung_20_4"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6" style:display-name="Predefinito~LT~Gliederung 6" style:family="paragraph" style:parent-style-name="Predefinito_7e_LT_7e_Gliederung_20_5"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7" style:display-name="Predefinito~LT~Gliederung 7" style:family="paragraph" style:parent-style-name="Predefinito_7e_LT_7e_Gliederung_20_6"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8" style:display-name="Predefinito~LT~Gliederung 8" style:family="paragraph" style:parent-style-name="Predefinito_7e_LT_7e_Gliederung_20_7"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9" style:display-name="Predefinito~LT~Gliederung 9" style:family="paragraph" style:parent-style-name="Predefinito_7e_LT_7e_Gliederung_20_8"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Predefinito_7e_LT_7e_Titel" style:display-name="Predefinito~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Predefinito_7e_LT_7e_Untertitel" style:display-name="Predefinito~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Predefinito_7e_LT_7e_Notizen" style:display-name="Predefinito~LT~Notizen"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Hindi"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Predefinito_7e_LT_7e_Hintergrundobjekte" style:display-name="Predefinito~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Predefinito_7e_LT_7e_Hintergrund" style:display-name="Predefinito~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Hindi"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Oggetti_20_di_20_sfondo" style:display-name="Oggetti di sfondo"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Sfondo"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Hindi"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Struttura_20_1" style:display-name="Struttura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Hindi"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Struttura_20_2" style:display-name="Struttura 2" style:family="paragraph" style:parent-style-name="Struttura_20_1" style:default-outline-level="">
      <style:paragraph-properties fo:margin-top="0cm" fo:margin-bottom="0.4cm" style:contextual-spacing="false"/>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Struttura_20_3" style:display-name="Struttura 3" style:family="paragraph" style:parent-style-name="Struttura_20_2" style:default-outline-level="">
      <style:paragraph-properties fo:margin-top="0cm" fo:margin-bottom="0.3cm" style:contextual-spacing="false"/>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Struttura_20_4" style:display-name="Struttura 4" style:family="paragraph" style:parent-style-name="Struttura_20_3" style:default-outline-level="">
      <style:paragraph-properties fo:margin-top="0cm" fo:margin-bottom="0.199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Struttura_20_5" style:display-name="Struttura 5" style:family="paragraph" style:parent-style-name="Struttura_20_4"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Struttura_20_6" style:display-name="Struttura 6" style:family="paragraph" style:parent-style-name="Struttura_20_5"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Struttura_20_7" style:display-name="Struttura 7" style:family="paragraph" style:parent-style-name="Struttura_20_6"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Struttura_20_8" style:display-name="Struttura 8" style:family="paragraph" style:parent-style-name="Struttura_20_7"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Struttura_20_9" style:display-name="Struttura 9" style:family="paragraph" style:parent-style-name="Struttura_20_8"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15:34:34</meta:creation-date>
    <dc:date>2013-12-02T17:08:09</dc:date>
    <meta:editing-duration>PT1H44S</meta:editing-duration>
    <meta:editing-cycles>7</meta:editing-cycles>
    <meta:generator>LibreOffice/4.0.2.2$Linux_x86 LibreOffice_project/400m0$Build-2</meta:generator>
    <meta:document-statistic meta:table-count="0" meta:image-count="0" meta:object-count="0" meta:page-count="4" meta:paragraph-count="35" meta:word-count="647" meta:character-count="3825" meta:non-whitespace-character-count="3169"/>
  </office:meta>
</office:document-meta>
</file>